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P1" style:family="paragraph" style:parent-style-name="Standard">
      <style:text-properties style:font-name="Bookman Old Style" fo:font-size="12pt" officeooo:rsid="0074a39b" officeooo:paragraph-rsid="0074a39b" style:font-size-asian="10.5pt" style:font-size-complex="12pt"/>
    </style:style>
    <style:style style:name="P2" style:family="paragraph" style:parent-style-name="Standard">
      <style:text-properties style:font-name="Bookman Old Style" fo:font-size="12pt" officeooo:rsid="007c2b99" officeooo:paragraph-rsid="007c2b99" style:font-size-asian="10.5pt" style:font-size-complex="12pt"/>
    </style:style>
    <style:style style:name="P3" style:family="paragraph" style:parent-style-name="Standard">
      <style:text-properties style:font-name="Bookman Old Style" fo:font-size="12pt" officeooo:rsid="007d4e47" officeooo:paragraph-rsid="007d4e47" style:font-size-asian="10.5pt" style:font-size-complex="12pt"/>
    </style:style>
    <style:style style:name="P4" style:family="paragraph" style:parent-style-name="Standard">
      <style:text-properties style:font-name="Bookman Old Style" fo:font-size="12pt" officeooo:rsid="0074b12b" officeooo:paragraph-rsid="0074b12b" style:font-size-asian="10.5pt" style:font-size-complex="12pt"/>
    </style:style>
    <style:style style:name="P5" style:family="paragraph" style:parent-style-name="Standard">
      <style:text-properties style:font-name="Bookman Old Style" fo:font-size="12pt" officeooo:rsid="0075d8ef" officeooo:paragraph-rsid="0075d8ef" style:font-size-asian="10.5pt" style:font-size-complex="12pt"/>
    </style:style>
    <style:style style:name="P6" style:family="paragraph" style:parent-style-name="Standard">
      <style:text-properties style:font-name="Bookman Old Style" fo:font-size="12pt" officeooo:rsid="0077c748" officeooo:paragraph-rsid="0077c748" style:font-size-asian="10.5pt" style:font-size-complex="12pt"/>
    </style:style>
    <style:style style:name="P7" style:family="paragraph" style:parent-style-name="Standard">
      <style:text-properties style:font-name="Bookman Old Style" fo:font-size="12pt" officeooo:rsid="007dce0b" officeooo:paragraph-rsid="007dce0b" style:font-size-asian="10.5pt" style:font-size-complex="12pt"/>
    </style:style>
    <style:style style:name="P8" style:family="paragraph" style:parent-style-name="Standard">
      <style:text-properties style:font-name="Bookman Old Style" fo:font-size="16pt" officeooo:rsid="0083e180" officeooo:paragraph-rsid="0083e180" style:font-size-asian="14pt" style:font-size-complex="16pt"/>
    </style:style>
    <style:style style:name="P9" style:family="paragraph" style:parent-style-name="Standard">
      <style:text-properties style:font-name="Bookman Old Style" fo:font-size="12pt" officeooo:rsid="0083e180" officeooo:paragraph-rsid="0083e180" style:font-size-asian="12pt" style:font-size-complex="12pt"/>
    </style:style>
    <style:style style:name="P10" style:family="paragraph" style:parent-style-name="Standard">
      <style:text-properties style:font-name="Bookman Old Style" fo:font-size="12pt" officeooo:rsid="00846d88" officeooo:paragraph-rsid="0084e8d4" style:font-size-asian="10.5pt" style:font-size-complex="12pt"/>
    </style:style>
    <style:style style:name="P11" style:family="paragraph" style:parent-style-name="Standard">
      <style:text-properties style:font-name="Bookman Old Style" fo:font-size="12pt" officeooo:rsid="00846d88" officeooo:paragraph-rsid="008537b5" style:font-size-asian="10.5pt" style:font-size-complex="12pt"/>
    </style:style>
    <style:style style:name="P12" style:family="paragraph" style:parent-style-name="Standard">
      <style:text-properties style:font-name="Bookman Old Style" fo:font-size="12pt" officeooo:rsid="0085c5ec" officeooo:paragraph-rsid="0085c5ec" style:font-size-asian="10.5pt" style:font-size-complex="12pt"/>
    </style:style>
    <style:style style:name="T1" style:family="text">
      <style:text-properties officeooo:rsid="0084e8d4"/>
    </style:style>
    <style:style style:name="T2" style:family="text">
      <style:text-properties officeooo:rsid="008537b5"/>
    </style:style>
    <style:style style:name="T3" style:family="text">
      <style:text-properties officeooo:rsid="0077c748"/>
    </style:style>
    <style:style style:name="T4" style:family="text">
      <style:text-properties officeooo:rsid="0085c5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a</text:p>
      <text:p text:style-name="P2">human</text:p>
      <text:p text:style-name="P3">30ish</text:p>
      <text:p text:style-name="P1">Paladin grifter</text:p>
      <text:p text:style-name="P4">from the capital</text:p>
      <text:p text:style-name="P4">really bought into it</text:p>
      <text:p text:style-name="P5">has family</text:p>
      <text:p text:style-name="P5">is a pancerk</text:p>
      <text:p text:style-name="P5">family is from different territory</text:p>
      <text:p text:style-name="P6">has a li’ll grill friend. Pays the church not to notice. Mia will make this person.</text:p>
      <text:p text:style-name="P7">Want more power</text:p>
      <text:p text:style-name="P7"/>
      <text:p text:style-name="P8">Fillout form Mia’<text:span text:style-name="T1">s DND guy</text:span></text:p>
      <text:p text:style-name="P9">- Who are your parents and what is your familiarity with them.</text:p>
      <text:p text:style-name="P9">- <text:span text:style-name="T1">How do your parents come into their money</text:span></text:p>
      <text:p text:style-name="P10">- any additional parent information</text:p>
      <text:p text:style-name="P10">- <text:span text:style-name="T2">your last name (if you are a pancerk)</text:span></text:p>
      <text:p text:style-name="P11">- how many siblings do you have (can be 0) <text:span text:style-name="T2">their names, and relation if any of note.</text:span></text:p>
      <text:p text:style-name="P11">- <text:span text:style-name="T2">City where your family lives (can be the capital), I can give you options or you can make one up no big.</text:span></text:p>
      <text:p text:style-name="P11">- <text:span text:style-name="T3">grill friend. </text:span><text:span text:style-name="T2">Thats up to you. But I can also flesh them out, depends on how much control u want.</text:span></text:p>
      <text:p text:style-name="P11">- <text:span text:style-name="T2">You would have been trained at an abbey dedicated to Olor. By tradition places of worship cannot have more than 1 location named after them. To get around this restriction the church of the pantheon dedicate building and complexes to Saints and important figures.</text:span></text:p>
      <text:p text:style-name="P11">- <text:span text:style-name="T2">What is the name of the abbey you were raised in, and which city it was in. Unlikly to be the capitol, I can help if you want of you can place it.</text:span></text:p>
      <text:p text:style-name="P11">- <text:span text:style-name="T2">what was the myth surrounding the Named Saint of your abbey, and are there any interesting details around it.</text:span></text:p>
      <text:p text:style-name="P11">- <text:span text:style-name="T4">The abbey would have a head preist (will have a title ive yet to make), they would be a noble and have a last name. Who are they.</text:span></text:p>
      <text:p text:style-name="P11">- <text:span text:style-name="T4">Any notable people in the abbey with you. I can help with this as well.</text:span></text:p>
      <text:p text:style-name="P1"/>
      <text:p text:style-name="P1"/>
      <text:p text:style-name="P12">Second</text:p>
      <text:p text:style-name="P12">Any interesting rumors at the abbe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3T12:23:09.622259600</meta:creation-date>
    <meta:generator>LibreOffice/25.2.6.2$Windows_X86_64 LibreOffice_project/729c5bfe710f5eb71ed3bbde9e06a6065e9c6c5d</meta:generator>
    <dc:date>2025-11-03T12:25:00.410664900</dc:date>
    <meta:editing-duration>PT1M51S</meta:editing-duration>
    <meta:editing-cycles>1</meta:editing-cycles>
    <meta:document-statistic meta:table-count="0" meta:image-count="0" meta:object-count="0" meta:page-count="1" meta:paragraph-count="26" meta:word-count="294" meta:character-count="1482" meta:non-whitespace-character-count="1214"/>
  </office:meta>
</office:document-meta>
</file>